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fo:font-weight="normal" officeooo:rsid="00645fe3" officeooo:paragraph-rsid="001958ba" style:font-size-asian="12pt" style:font-weight-asian="normal" style:font-size-complex="12pt" style:font-weight-complex="normal"/>
    </style:style>
    <style:style style:name="P2" style:family="paragraph" style:parent-style-name="Standard">
      <style:text-properties fo:font-size="12pt" fo:font-weight="normal" officeooo:rsid="0023f23d" officeooo:paragraph-rsid="001958ba" style:font-size-asian="12pt" style:font-weight-asian="normal" style:font-size-complex="12pt" style:font-weight-complex="normal"/>
    </style:style>
    <style:style style:name="P3" style:family="paragraph" style:parent-style-name="Standard">
      <style:text-properties fo:font-size="12pt" fo:font-weight="normal" officeooo:rsid="005afc1d" officeooo:paragraph-rsid="001958ba" style:font-size-asian="12pt" style:font-weight-asian="normal" style:font-size-complex="12pt" style:font-weight-complex="normal"/>
    </style:style>
    <style:style style:name="P4" style:family="paragraph" style:parent-style-name="Standard">
      <style:text-properties fo:font-size="12pt" fo:font-weight="normal" officeooo:rsid="00617263" officeooo:paragraph-rsid="001958ba" style:font-size-asian="12pt" style:font-weight-asian="normal" style:font-size-complex="12pt" style:font-weight-complex="normal"/>
    </style:style>
    <style:style style:name="P5" style:family="paragraph" style:parent-style-name="Standard">
      <style:text-properties fo:font-size="12pt" fo:font-weight="normal" officeooo:rsid="003acf50" officeooo:paragraph-rsid="001958ba" style:font-size-asian="12pt" style:font-weight-asian="normal" style:font-size-complex="12pt" style:font-weight-complex="normal"/>
    </style:style>
    <style:style style:name="P6" style:family="paragraph" style:parent-style-name="Standard">
      <style:text-properties style:font-name="Liberation Mono" fo:font-size="10pt" fo:font-weight="normal" officeooo:rsid="0027c9e6" officeooo:paragraph-rsid="001958ba" style:font-size-asian="10pt" style:font-weight-asian="normal" style:font-size-complex="10pt" style:font-weight-complex="normal"/>
    </style:style>
    <style:style style:name="P7" style:family="paragraph" style:parent-style-name="Standard">
      <style:text-properties style:font-name="Liberation Mono" fo:font-size="10pt" fo:font-weight="normal" officeooo:rsid="00391de6" officeooo:paragraph-rsid="001958ba" style:font-size-asian="10pt" style:font-weight-asian="normal" style:font-size-complex="10pt" style:font-weight-complex="normal"/>
    </style:style>
    <style:style style:name="P8" style:family="paragraph" style:parent-style-name="Footnote">
      <style:text-properties officeooo:rsid="00654ae2" officeooo:paragraph-rsid="00654ae2"/>
    </style:style>
    <style:style style:name="P9" style:family="paragraph" style:parent-style-name="Standard">
      <style:text-properties fo:font-size="12pt" fo:font-weight="normal" officeooo:rsid="005afc1d" officeooo:paragraph-rsid="001958ba" style:font-size-asian="12pt" style:font-weight-asian="normal" style:font-size-complex="12pt" style:font-weight-complex="normal"/>
    </style:style>
    <style:style style:name="P10"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style:writing-mode="page"/>
      <style:text-properties fo:font-size="12pt" fo:font-weight="normal" officeooo:rsid="005afc1d" officeooo:paragraph-rsid="001958ba" style:font-size-asian="12pt" style:font-weight-asian="normal" style:font-size-complex="12pt" style:font-weight-complex="normal" fo:hyphenate="true" fo:hyphenation-remain-char-count="2" fo:hyphenation-push-char-count="2"/>
    </style:style>
    <style:style style:name="P1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1a4896" officeooo:paragraph-rsid="001a4896" style:font-size-asian="12pt" style:font-weight-asian="normal" style:font-size-complex="12pt" style:font-weight-complex="normal" fo:hyphenate="true" fo:hyphenation-remain-char-count="2" fo:hyphenation-push-char-count="2"/>
    </style:style>
    <style:style style:name="P1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1ad3b0" officeooo:paragraph-rsid="001ad3b0" style:font-size-asian="12pt" style:font-weight-asian="normal" style:font-size-complex="12pt" style:font-weight-complex="normal" fo:hyphenate="true" fo:hyphenation-remain-char-count="2" fo:hyphenation-push-char-count="2"/>
    </style:style>
    <style:style style:name="P1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1d4959" officeooo:paragraph-rsid="001d4959" style:font-size-asian="12pt" style:font-weight-asian="normal" style:font-size-complex="12pt" style:font-weight-complex="normal" fo:hyphenate="true" fo:hyphenation-remain-char-count="2" fo:hyphenation-push-char-count="2"/>
    </style:style>
    <style:style style:name="P14" style:family="paragraph" style:parent-style-name="Footnote">
      <style:text-properties officeooo:rsid="001a4896" officeooo:paragraph-rsid="001a4896"/>
    </style:style>
    <style:style style:name="P15" style:family="paragraph" style:parent-style-name="Footnote">
      <style:text-properties officeooo:rsid="001bf75b" officeooo:paragraph-rsid="001bf75b"/>
    </style:style>
    <style:style style:name="P16" style:family="paragraph" style:parent-style-name="Heading_20_1">
      <style:text-properties officeooo:rsid="001a4896" officeooo:paragraph-rsid="001a4896"/>
    </style:style>
    <style:style style:name="P17" style:family="paragraph" style:parent-style-name="Quotations">
      <style:text-properties officeooo:rsid="001bf75b" officeooo:paragraph-rsid="001bf75b"/>
    </style:style>
    <style:style style:name="T1" style:family="text">
      <style:text-properties officeooo:rsid="006505f5"/>
    </style:style>
    <style:style style:name="T2" style:family="text">
      <style:text-properties officeooo:rsid="00632b80"/>
    </style:style>
    <style:style style:name="T3" style:family="text">
      <style:text-properties officeooo:rsid="005ba8b0"/>
    </style:style>
    <style:style style:name="T4" style:family="text">
      <style:text-properties officeooo:rsid="00617263"/>
    </style:style>
    <style:style style:name="T5" style:family="text">
      <style:text-properties officeooo:rsid="0067e4be"/>
    </style:style>
    <style:style style:name="T6" style:family="text">
      <style:text-properties officeooo:rsid="0062168f"/>
    </style:style>
    <style:style style:name="T7" style:family="text">
      <style:text-properties officeooo:rsid="0066fb58"/>
    </style:style>
    <style:style style:name="T8" style:family="text">
      <style:text-properties officeooo:rsid="0049536f"/>
    </style:style>
    <style:style style:name="T9" style:family="text">
      <style:text-properties officeooo:rsid="003b7f06"/>
    </style:style>
    <style:style style:name="T10" style:family="text">
      <style:text-properties officeooo:rsid="00512531"/>
    </style:style>
    <style:style style:name="T11" style:family="text">
      <style:text-properties officeooo:rsid="00529850"/>
    </style:style>
    <style:style style:name="T12" style:family="text">
      <style:text-properties officeooo:rsid="003d20a4"/>
    </style:style>
    <style:style style:name="T13" style:family="text">
      <style:text-properties officeooo:rsid="003d61af"/>
    </style:style>
    <style:style style:name="T14" style:family="text">
      <style:text-properties officeooo:rsid="00645fe3"/>
    </style:style>
    <style:style style:name="T15" style:family="text">
      <style:text-properties officeooo:rsid="0027c9e6"/>
    </style:style>
    <style:style style:name="T16" style:family="text">
      <style:text-properties officeooo:rsid="001bf75b"/>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1 Das Versprechen der Kontingenz</text:h>
      <text:p text:style-name="P10"/>
      <text:p text:style-name="P11">Kontingenz ist die Negation der Notwendigkeit. Wo Notwendigkeit heißt „A can not not be“, lässt die Kontingenz den Freiraum der Nichtexistenz, und „A can not be“<text:note text:id="ftn0" text:note-class="footnote"><text:note-citation>1</text:note-citation><text:note-body><text:p text:style-name="P14">Dieser eine Text von der ersten Sitzung</text:p></text:note-body></text:note>.</text:p>
      <text:p text:style-name="P11">Vielen Leuten macht das Angst. Angst vor dem Tod, Angst vor Veränderung hat das Streben der Menschen durch ihre gesamte Geschichte hindurch bestimmt. Doch der dialektische Counterpart der Revolution bestimmt die Geschichte genauso in dem Versuch, die bestehenden Verhältnisse zum „nicht mehr sein“ zu bewegen und ihnen den eigenen Stempel aufzudrücken.</text:p>
      <text:p text:style-name="P12">Kontingenz lässt den Soll-Zustand zu, der sich als die Hoffnung des Ist-Zustandes inszeniert. Sie sind notwendigerweise unterschiedlich; der Soll-Zustand hört auf, einer zu sein, sobald der Ist-Zustand ihn erreicht hat, und ist damit der Motor des Wandels, der den Akteur dazu bringt, die Welt, und sich selbst als Teil dieser, zu verändern.</text:p>
      <text:p text:style-name="P12">Die Kontingenz der Sprache ermöglicht es, neue Erklärungen für Dinge zu finden; denn ein Satz, der die Welt gestern angemessen beschrieben hat, kann schon heute am neuen Ist-Zustand scheitern. Gleichzeitig kann sie genutzt werden, um einen neuen Soll-Zustand zu zelebrieren. Doch auch dann muss sie bei der nächsten Sekunde, die es wagt, sich von der vorangegangenen Sekunde zu unterscheiden, sich neu erfinden und sich wandeln.</text:p>
      <text:p text:style-name="P12">Richard Rorty, der als einer der ersten die Möglichkeiten der Kontingenz der Sprache beschrieben hat, gefällt das sehr gut; <text:span text:style-name="T16">in der Ironie sieht er die Chance, das alle Menschen sich verstehen können (oder zumindest respektieren), wenn sie nur die Grenzen und die Kontingenz der eigenen Sprache anerkennen und die der anderen wertschätzen. Deswegen definiert er sich als einen liberal ironist:</text:span></text:p>
      <text:p text:style-name="P12"/>
      <text:p text:style-name="P17">„(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2" text:note-class="footnote"><text:note-citation>2</text:note-citation><text:note-body><text:p text:style-name="P15">Rorty 73</text:p></text:note-body></text:note></text:p>
      <text:p text:style-name="P13"><text:span text:style-name="T18">Ferner ist er „liberal“, weil er denkt, dass Grausamkeit </text:span></text:p>
      <text:p text:style-name="P12"/>
      <text:p text:style-name="P3"/>
      <text:p text:style-name="P3">1 <text:span text:style-name="T2">Das Versprechen der Kontingenz</text:span></text:p>
      <text:p text:style-name="P3">- <text:span text:style-name="T2">Kontingenz lässt einen Soll-Zustand zu (Notwendig für Wandel)</text:span></text:p>
      <text:p text:style-name="P3">- <text:span text:style-name="T2">Kontingenz der Sprache ermöglicht es, neue Erklärungen für Dinge zu finden</text:span></text:p>
      <text:p text:style-name="P3">- <text:span text:style-name="T2">Rorty gefällt das aus ironischen Gründen, mir aus radikalen</text:span></text:p>
      <text:p text:style-name="P2"><text:soft-page-break/>- <text:span text:style-name="T3">radical ironist: Herrschaft is the worst thing we do, not cruelty → strive to autonomy</text:span></text:p>
      <text:p text:style-name="P3">- <text:span text:style-name="T2">Kontingenz ermöglicht Autonomie; sich dagegen entscheiden zu können ist zentral</text:span></text:p>
      <text:p text:style-name="P3">- <text:span text:style-name="T2">Kybernetik große Hoffnung für Kommunistische Planwirtschaft, also für Wandler</text:span></text:p>
      <text:p text:style-name="P3">- <text:span text:style-name="T2">Kontingenz Bei Kybernetik nicht nur positiv: einerseits gute Strategie, um mit Kontingenzen umzugehen;</text:span> <text:span text:style-name="T2">andererseits ist die Kontingenz der menschlichen Willensfreiheit Hindernis für Planbarkeit</text:span></text:p>
      <text:p text:style-name="P3">- <text:span text:style-name="T2">Frage: lässt die Kybernetische Erklärung der Welt der Kontingenz genug Raum, um Autonomie zu befördern?</text:span></text:p>
      <text:p text:style-name="P3">2 <text:span text:style-name="T4">Strukturelle Ähnlichkeiten zwischen Rorty und Kybernetikern</text:span></text:p>
      <text:p text:style-name="P4">- <text:span text:style-name="T2">Truth is made, rather than found</text:span></text:p>
      <text:p text:style-name="P4">- <text:span text:style-name="T5">Kybernetik: Einbindung des Konstruktionsprozesses in Handlungstheorie</text:span></text:p>
      <text:p text:style-name="P4">2.1 <text:span text:style-name="T6">Überschriebene (redescribed) Realitäten</text:span></text:p>
      <text:p text:style-name="P4">- <text:span text:style-name="T2">Wie funktioniert Wahrnehmung nach Kybernetik 2.0? 6 Schritte-Bild</text:span></text:p>
      <text:p text:style-name="P4">- <text:span text:style-name="T2">Technischer als Rorty, der den Poeten lobt</text:span></text:p>
      <text:p text:style-name="P4">- “<text:span text:style-name="T2">Das neue Spiel” als grandiose Redescription</text:span></text:p>
      <text:p text:style-name="P4">- <text:span text:style-name="T5">Redescriptions/Neubeschreibungen haben gesellschaftliche Auswirkungen auf das sagbare</text:span></text:p>
      <text:p text:style-name="P4">- <text:span text:style-name="T5">Sich selbst definieren zu dürfen muss Menschenrecht sein (Pronomen, Namensänderungen)</text:span></text:p>
      <text:p text:style-name="P4"><text:span text:style-name="T7">2</text:span>.2 <text:span text:style-name="T6">Selbstreferenzielle Erkenntnis</text:span></text:p>
      <text:p text:style-name="P4">- <text:span text:style-name="T2">Chance der Kybernetik und Rortys: in der Redescription ist Selbsterklärung enthalten</text:span></text:p>
      <text:p text:style-name="P4">- <text:span text:style-name="T2">Blick auf sich selbst</text:span></text:p>
      <text:p text:style-name="P4">- <text:span text:style-name="T1">vFoerster: Zyklizität der Kybernetik auch bei Erkenntnis: man verändert sich durch Wahrnehmung</text:span></text:p>
      <text:p text:style-name="P4">- <text:span text:style-name="T1">Kontingenz bedeutet: Erkennen erfordert Mut, man stirbt ein Stück durch Wahrnehmung &amp; wird neu geboren. Man redescribed sich selbst.</text:span></text:p>
      <text:p text:style-name="P4">- <text:span text:style-name="T1">Durch Erkennen verändert man Welt, wird selbst verändert. Dümpeln hintereinander her.</text:span></text:p>
      <text:p text:style-name="P4">- <text:span text:style-name="T1">Aber mit Kybernetik springt man der Maus nicht hilflos nach, sondern dorthin wo sie sein wird.</text:span></text:p>
      <text:p text:style-name="P3">3 <text:span text:style-name="T4">Der herrschende Kybernetes</text:span></text:p>
      <text:p text:style-name="P3">- <text:span text:style-name="T2">Etymologie des Kybernetikbegriffs → Governor. Instrumentelle Vernunft tief darin angelegt.</text:span></text:p>
      <text:p text:style-name="P2">- <text:span text:style-name="T8">Kybernetische Welterfassung hat immer tote Winkel, Quantifizierung</text:span></text:p>
      <text:p text:style-name="P2">- <text:span text:style-name="T9">Soll-Zustand von Governors ist nicht die “technical possible human equality”</text:span></text:p>
      <text:p text:style-name="P4">3.1 <text:span text:style-name="T6">Menschen zu Maschinen! Kybernetik-Mythos</text:span></text:p>
      <text:p text:style-name="P6">- <text:span text:style-name="T10">48 Wiener legt kybernetische Gesellschaftstheorie vor</text:span></text:p>
      <text:p text:style-name="P6">- <text:span text:style-name="T10">49 Kategorien System, Information, Feedback können alles beschreiben</text:span></text:p>
      <text:p text:style-name="P6">- <text:span text:style-name="T10">50 Kybernetik ebnet Unterschiede der alten Philosophie ein → neues Vokabular</text:span></text:p>
      <text:p text:style-name="P6">- <text:span text:style-name="T10">Subjekt nicht mehr selbstverständlicher Ort des Denkens: Symbiose?</text:span></text:p>
      <text:p text:style-name="P6">- <text:span text:style-name="T10">51 auf dem Weg in den Pop wird die Kybernetik zum Mythos, leeren Signifier</text:span></text:p>
      <text:p text:style-name="P6">- <text:span text:style-name="T11">51 KybernetikMythos entzaubert/reduziert den Menschen zum maschinellen System</text:span></text:p>
      <text:p text:style-name="P7">- <text:span text:style-name="T12">109 Weil Menschen zielstrebig sind, sind sie ähnlich technischen Systemen</text:span></text:p>
      <text:p text:style-name="P7">- <text:span text:style-name="T12">110 neuronale Netze, die binär einfache Sätze in wahr/falsch einordnen</text:span></text:p>
      <text:p text:style-name="P7">- <text:span text:style-name="T13">111 Eine Undurchsichtigkeit durch die andere erklären</text:span></text:p>
      <text:p text:style-name="P7">- <text:span text:style-name="T12">112 HFs Kritik an der Gleichsetzung Gehirn-Computer wird nicht zugehört</text:span></text:p>
      <text:p text:style-name="P4">3.2 <text:span text:style-name="T6">Die “andere” in der Kybernetik</text:span></text:p>
      <text:p text:style-name="P4">- <text:span text:style-name="T1">Kybernetik kennt nur eine Perspektive, keine Interaktion möglich. Nur Befehle</text:span></text:p>
      <text:p text:style-name="P5">- Akteure entscheiden sich, Dinge wahrzunehmen – Opfer machen sich selbst zum Opfer</text:p>
      <text:p text:style-name="P5">- <text:span text:style-name="T9">Opfer könnten sich ja beschweren, und sich mit Sprache wehren</text:span></text:p>
      <text:p text:style-name="P5">- <text:span text:style-name="T9">Aber Sprache ist unvollständig und muss nicht zugehört werden</text:span></text:p>
      <text:p text:style-name="P5">- <text:span text:style-name="T9">Verantwortungsethik v.Foersters unzureichender Schutz vor Taten von Kybernetikern</text:span></text:p>
      <text:p text:style-name="P3">4 <text:span text:style-name="T14">Überwachung als Kern der Kybernetik </text:span></text:p>
      <text:p text:style-name="P3">- <text:span text:style-name="T7">Erfahrung des Ist-Zustandes notwendig für Planung der Handlung</text:span></text:p>
      <text:p text:style-name="P3">- <text:span text:style-name="T7">Kybernetik scheitert, wenn nicht genug Daten</text:span></text:p>
      <text:p text:style-name="P3">- <text:span text:style-name="T7">Individuen lassen sich schwer vorhersagen, Massen leichter (Quelle?) → Indiv. Werden übergangen, statt dass sie sich anpassen, wenn man mit dem Durchschnitt rechnet</text:span></text:p>
      <text:p text:style-name="P1">4.1 <text:span text:style-name="T7">Top-Down-Überwachung</text:span></text:p>
      <text:p text:style-name="P1">- <text:span text:style-name="T7">Nicht Überwachung ist das Problem (aus emanzipatorischer Perspektive), sondern Herrschaft</text:span></text:p>
      <text:p text:style-name="P1">- <text:span text:style-name="T5">mspr0 170+-</text:span></text:p>
      <text:p text:style-name="P1"><text:soft-page-break/>4.2 Bottom-Up-Überwachung</text:p>
      <text:p text:style-name="P1">- <text:span text:style-name="T5">Gegenüberwachung (mspr0, 174)</text:span></text:p>
      <text:p text:style-name="P1">- <text:span text:style-name="T5">liberale Fantasie: Regierung als Dienstleistung statt als Herrschaft</text:span></text:p>
      <text:p text:style-name="P1">- <text:span text:style-name="T5">Viel wichtiger: Recht Regierung sanktionieren zu können (evtl im Kollektiv wegen indiv. Vorteile)</text:span></text:p>
      <text:p text:style-name="P1">5. Planung des Selbst</text:p>
      <text:p text:style-name="P2">- <text:span text:style-name="T15">okay, Überwachung muss sein. (sagt auch mspr0)</text:span></text:p>
      <text:p text:style-name="P2">- <text:span text:style-name="T15">aber wenn man von unten nach oben überwacht statt umgekehrt, kann man Autonomie erhöhen</text:span></text:p>
      <text:p text:style-name="P2">- “<text:span text:style-name="T15">seine eigenen Handlungen voraussehen und manipulieren”, nicht nur Objekt sein, sondern auch sein Subjekt werden</text:span></text:p>
      <text:p text:style-name="P2">- <text:span text:style-name="T15">Kybernetik kann Autonomie erhöhen</text:span></text:p>
      <text:p text:style-name="P1">- Nietzsche: “Wer sich nicht befehlen kann, der soll gehorchen. Und mancher kann sich befehlen, aber da fehlt noch viel, dass er sich auch gehorche!”<text:note text:id="ftn1" text:note-class="footnote"><text:note-citation>3</text:note-citation><text:note-body><text:p text:style-name="P8">Nietzsche 1967, http://www.nietzschesource.org/#eKGWB/Za-III-Tafeln-4</text:p></text:note-body></text:note></text:p>
      <text:p text:style-name="P1">- <text:span text:style-name="T1">Herrschaft über sich selbst, das Reale nach Lacan, ermöglicht Autonomie</text:span></text:p>
      <text:p text:style-name="P1">- <text:span text:style-name="T1">Wenn Kybernetik den Respekt vor dem anderen lernt, kann sie die Autonomie aller beförder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19:16:23.745697128</meta:creation-date>
    <dc:date>2016-08-24T17:41:41.640458144</dc:date>
    <meta:editing-duration>PT6H16M38S</meta:editing-duration>
    <meta:editing-cycles>3</meta:editing-cycles>
    <meta:generator>LibreOffice/5.2.0.4$Linux_X86_64 LibreOffice_project/20m0$Build-4</meta:generator>
    <meta:document-statistic meta:table-count="0" meta:image-count="0" meta:object-count="0" meta:page-count="3" meta:paragraph-count="76" meta:word-count="998" meta:character-count="6851" meta:non-whitespace-character-count="5926"/>
  </office:meta>
</office:document-meta>
</file>